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45.88mm" svg:height="89.99mm" svg:x="0mm" svg:y="533.26mm">
            <loext:p draw:notify-on-update-of-ranges="Results.A2:Results.A26 Results.H1:Results.H1 Results.I2:Results.I26 Results.C1:Results.C1 Results.D2:Results.D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246.15mm" svg:height="89.99mm" svg:x="0mm" svg:y="632.25mm">
            <loext:p draw:notify-on-update-of-ranges="Results.A1:Results.A1 Results.A2:Results.A26 Results.D1:Results.D1 Results.D2:Results.D26 Results.E1:Results.E1 Results.E2:Results.E26 Results.F1:Results.F1 Results.F2:Results.F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246.7mm" svg:height="89.99mm" svg:x="0mm" svg:y="726.91mm">
            <loext:p draw:notify-on-update-of-ranges="Results.A1:Results.A1 Results.A2:Results.A26 Results.I1:Results.I1 Results.I2:Results.I26 Results.J1:Results.J1 Results.J2:Results.J26 Results.K1:Results.K1 Results.K2:Results.K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245.88mm" svg:height="89.99mm" svg:x="0mm" svg:y="821.57mm">
            <loext:p draw:notify-on-update-of-ranges="Results.A1:Results.A1 Results.A2:Results.A26 Results.M1:Results.M1 Results.M2:Results.M26 Results.N1:Results.N1 Results.N2:Results.N26 Results.O1:Results.O1 Results.O2:Results.O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15:09:49.3235373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10-16T15:41:25.018828886</dc:date>
    <meta:editing-duration>P9DT13H52M6S</meta:editing-duration>
    <meta:editing-cycles>989</meta:editing-cycles>
    <meta:generator>LibreOffice/5.4.1.2.0$Linux_X86_64 LibreOffice_project/40m0$Build-2</meta:generator>
    <meta:document-statistic meta:table-count="5" meta:cell-count="1044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9cm" xlink:href=".." xlink:type="simple" chart:class="chart:line" chart:style-name="ch1">
        <chart:legend chart:legend-position="end" svg:x="22.028cm" svg:y="3.862cm" style:legend-expansion="high" chart:style-name="ch2"/>
        <chart:plot-area chart:style-name="ch3" table:cell-range-address="Results.A1:Results.A26 Results.D1:Results.F26" chart:data-source-has-labels="both" svg:x="0.492cm" svg:y="0.18cm" svg:width="21.044cm" svg:height="8.64cm">
          <chartooo:coordinate-region svg:x="1.113cm" svg:y="0.326cm" svg:width="20.051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D2:Results.D26" chart:label-cell-address="Results.D1:Results.D1" chart:class="chart:line">
            <chart:data-point chart:repeated="25"/>
          </chart:series>
          <chart:series chart:style-name="ch7" chart:values-cell-range-address="Results.E2:Results.E26" chart:label-cell-address="Results.E1:Results.E1" chart:class="chart:line">
            <chart:data-point chart:repeated="25"/>
          </chart:series>
          <chart:series chart:style-name="ch8" chart:values-cell-range-address="Results.F2:Results.F26" chart:label-cell-address="Results.F1:Results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  <table:table-cell office:value-type="string">
                <text:p>Filtro</text:p>
                <draw:g>
                  <svg:desc>Results.E1:Results.E1</svg:desc>
                </draw:g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  <table:table-cell office:value-type="float" office:value="NaN">
                <text:p>NaN</text:p>
                <draw:g>
                  <svg:desc>Results.E2:Results.E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line" chart:style-name="ch1">
        <chart:legend chart:legend-position="end" svg:x="22.001cm" svg:y="3.862cm" style:legend-expansion="high" chart:style-name="ch2"/>
        <chart:plot-area chart:style-name="ch3" table:cell-range-address="Results.A1:Results.A26 Results.M1:Results.O26" chart:data-source-has-labels="both" svg:x="0.491cm" svg:y="0.18cm" svg:width="21.019cm" svg:height="8.64cm">
          <chartooo:coordinate-region svg:x="1.112cm" svg:y="0.326cm" svg:width="19.84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M2:Results.M26" chart:label-cell-address="Results.M1:Results.M1" chart:class="chart:line">
            <chart:data-point chart:repeated="25"/>
          </chart:series>
          <chart:series chart:style-name="ch7" chart:values-cell-range-address="Results.N2:Results.N26" chart:label-cell-address="Results.N1:Results.N1" chart:class="chart:line">
            <chart:data-point chart:repeated="25"/>
          </chart:series>
          <chart:series chart:style-name="ch8" chart:values-cell-range-address="Results.O2:Results.O26" chart:label-cell-address="Results.O1:Results.O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  <table:table-cell office:value-type="string">
                <text:p>Filtro</text:p>
                <draw:g>
                  <svg:desc>Results.N1:Results.N1</svg:desc>
                </draw:g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  <table:table-cell office:value-type="float" office:value="0">
                <text:p>0</text:p>
                <draw:g>
                  <svg:desc>Results.N2:Results.N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47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98cm" svg:width="21.61cm" svg:height="6.21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44cm" svg:width="21.959cm" svg:height="6.69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style-name="ch1">
        <chart:title svg:x="11.517cm" svg:y="0.316cm" chart:style-name="ch2">
          <text:p>SCAM</text:p>
        </chart:title>
        <chart:legend chart:legend-position="end" svg:x="22.472cm" svg:y="4.058cm" style:legend-expansion="high" chart:style-name="ch3"/>
        <chart:plot-area chart:style-name="ch4" table:cell-range-address="Results.A2:Results.A26 Results.F1:Results.F26 Results.D1:Results.D26" chart:data-source-has-labels="both" svg:x="0.489cm" svg:y="1.169cm" svg:width="21.494cm" svg:height="7.651cm">
          <chartooo:coordinate-region svg:x="1.11cm" svg:y="1.315cm" svg:width="20.873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4.298cm" style:legend-expansion="high" chart:style-name="ch2"/>
        <chart:plot-area chart:style-name="ch3" table:cell-range-address="Results.A2:Results.A26 Results.O1:Results.O26" chart:data-source-has-labels="both" svg:x="0.489cm" svg:y="0.899cm" svg:width="21.448cm" svg:height="7.575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O2:Results.O26" chart:label-cell-address="Results.O1:Results.O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4.058cm" style:legend-expansion="high" chart:style-name="ch3"/>
        <chart:plot-area chart:style-name="ch4" table:cell-range-address="Results.A2:Results.A26 Results.K1:Results.K26 Results.I1:Results.I26" chart:data-source-has-labels="both" svg:x="0.49cm" svg:y="1.169cm" svg:width="21.547cm" svg:height="7.651cm">
          <chartooo:coordinate-region svg:x="1.297cm" svg:y="1.315cm" svg:width="20.74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69cm" svg:y="0.158cm" chart:style-name="ch2">
          <text:p>ASE e SCAM</text:p>
        </chart:title>
        <chart:legend chart:legend-position="end" svg:x="22.535cm" svg:y="4.102cm" style:legend-expansion="high" chart:style-name="ch3"/>
        <chart:plot-area chart:style-name="ch4" table:cell-range-address="Results.A2:Results.A26 Results.O1:Results.O26 Results.M1:Results.M26" chart:data-source-has-labels="both" svg:x="0.303cm" svg:y="0.899cm" svg:width="21.634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bar" chart:style-name="ch1">
        <chart:legend chart:legend-position="end" svg:x="22.829cm" svg:y="4.058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0.491cm" svg:y="0.18cm" svg:width="21.847cm" svg:height="8.64cm">
          <chartooo:coordinate-region svg:x="1.298cm" svg:y="0.326cm" svg:width="21.04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26" chart:label-cell-address="Results.H1:Results.H1" chart:class="chart:bar">
            <chart:data-point chart:repeated="25"/>
          </chart:series>
          <chart:series chart:style-name="ch8" chart:values-cell-range-address="Results.D2:Results.D26" chart:label-cell-address="Results.C1:Results.C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cm" xlink:href=".." xlink:type="simple" chart:class="chart:line" chart:style-name="ch1">
        <chart:legend chart:legend-position="end" svg:x="22.083cm" svg:y="3.862cm" style:legend-expansion="high" chart:style-name="ch2"/>
        <chart:plot-area chart:style-name="ch3" table:cell-range-address="Results.A1:Results.A26 Results.I1:Results.K26" chart:data-source-has-labels="both" svg:x="0.493cm" svg:y="0.18cm" svg:width="21.097cm" svg:height="8.64cm">
          <chartooo:coordinate-region svg:x="1.114cm" svg:y="0.326cm" svg:width="19.918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I2:Results.I26" chart:label-cell-address="Results.I1:Results.I1" chart:class="chart:line">
            <chart:data-point chart:repeated="25"/>
          </chart:series>
          <chart:series chart:style-name="ch7" chart:values-cell-range-address="Results.J2:Results.J26" chart:label-cell-address="Results.J1:Results.J1" chart:class="chart:line">
            <chart:data-point chart:repeated="25"/>
          </chart:series>
          <chart:series chart:style-name="ch8" chart:values-cell-range-address="Results.K2:Results.K26" chart:label-cell-address="Results.K1:Results.K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  <table:table-cell office:value-type="string">
                <text:p>Filtro</text:p>
                <draw:g>
                  <svg:desc>Results.J1:Results.J1</svg:desc>
                </draw:g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0">
                <text:p>0</text:p>
                <draw:g>
                  <svg:desc>Results.J2:Results.J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